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b7d" officeooo:paragraph-rsid="0017bb7d"/>
    </style:style>
    <style:style style:name="P2" style:family="paragraph" style:parent-style-name="Standard">
      <style:text-properties officeooo:rsid="00197a06" officeooo:paragraph-rsid="00197a06"/>
    </style:style>
    <style:style style:name="P3" style:family="paragraph" style:parent-style-name="Standard">
      <style:text-properties officeooo:rsid="001a918d" officeooo:paragraph-rsid="001a918d"/>
    </style:style>
    <style:style style:name="P4" style:family="paragraph" style:parent-style-name="Standard">
      <style:text-properties officeooo:rsid="001c1fe8" officeooo:paragraph-rsid="001c1fe8"/>
    </style:style>
    <style:style style:name="P5" style:family="paragraph" style:parent-style-name="Standard">
      <style:text-properties officeooo:rsid="001df1c4" officeooo:paragraph-rsid="001df1c4"/>
    </style:style>
    <style:style style:name="P6" style:family="paragraph" style:parent-style-name="Standard">
      <style:text-properties officeooo:rsid="001efb5f" officeooo:paragraph-rsid="001efb5f"/>
    </style:style>
    <style:style style:name="P7" style:family="paragraph" style:parent-style-name="Standard">
      <style:text-properties officeooo:rsid="0020b008" officeooo:paragraph-rsid="0020b008"/>
    </style:style>
    <style:style style:name="P8" style:family="paragraph" style:parent-style-name="Standard">
      <style:text-properties officeooo:rsid="0021d990" officeooo:paragraph-rsid="0021d990"/>
    </style:style>
    <style:style style:name="P9" style:family="paragraph" style:parent-style-name="Standard">
      <style:text-properties officeooo:rsid="0023bd7a" officeooo:paragraph-rsid="0023bd7a"/>
    </style:style>
    <style:style style:name="P10" style:family="paragraph" style:parent-style-name="Standard">
      <style:text-properties officeooo:rsid="0024dc5b" officeooo:paragraph-rsid="0024dc5b"/>
    </style:style>
    <style:style style:name="P11" style:family="paragraph" style:parent-style-name="Standard">
      <style:text-properties officeooo:rsid="0025428d" officeooo:paragraph-rsid="0025428d"/>
    </style:style>
    <style:style style:name="P12" style:family="paragraph" style:parent-style-name="Standard">
      <style:text-properties officeooo:rsid="00265aff" officeooo:paragraph-rsid="00265aff"/>
    </style:style>
    <style:style style:name="P13" style:family="paragraph" style:parent-style-name="Standard">
      <style:text-properties officeooo:rsid="0027ef8d" officeooo:paragraph-rsid="0027ef8d"/>
    </style:style>
    <style:style style:name="P14" style:family="paragraph" style:parent-style-name="Standard">
      <style:text-properties officeooo:rsid="00297f5d" officeooo:paragraph-rsid="00297f5d"/>
    </style:style>
    <style:style style:name="P15" style:family="paragraph" style:parent-style-name="Standard">
      <style:text-properties officeooo:rsid="002b0b1b" officeooo:paragraph-rsid="002b0b1b"/>
    </style:style>
    <style:style style:name="P16" style:family="paragraph" style:parent-style-name="Standard">
      <style:text-properties officeooo:rsid="002bb23a" officeooo:paragraph-rsid="002bb23a"/>
    </style:style>
    <style:style style:name="P17" style:family="paragraph" style:parent-style-name="Standard">
      <style:text-properties officeooo:rsid="002d480c" officeooo:paragraph-rsid="002d480c"/>
    </style:style>
    <style:style style:name="P18" style:family="paragraph" style:parent-style-name="Standard">
      <style:text-properties officeooo:rsid="00166047" officeooo:paragraph-rsid="00166047"/>
    </style:style>
    <style:style style:name="P19" style:family="paragraph" style:parent-style-name="Standard">
      <style:text-properties officeooo:rsid="00308204" officeooo:paragraph-rsid="00308204"/>
    </style:style>
    <style:style style:name="P20" style:family="paragraph" style:parent-style-name="Standard">
      <style:text-properties officeooo:rsid="003340a6" officeooo:paragraph-rsid="003340a6"/>
    </style:style>
    <style:style style:name="P21" style:family="paragraph" style:parent-style-name="Standard">
      <style:text-properties officeooo:rsid="003520fc" officeooo:paragraph-rsid="003520fc"/>
    </style:style>
    <style:style style:name="P22" style:family="paragraph" style:parent-style-name="Standard">
      <style:text-properties officeooo:rsid="003692d0" officeooo:paragraph-rsid="003692d0"/>
    </style:style>
    <style:style style:name="P23" style:family="paragraph" style:parent-style-name="Standard">
      <style:text-properties officeooo:rsid="00386494" officeooo:paragraph-rsid="00386494"/>
    </style:style>
    <style:style style:name="P24" style:family="paragraph" style:parent-style-name="Standard">
      <style:text-properties officeooo:rsid="0039ea29" officeooo:paragraph-rsid="0039ea29"/>
    </style:style>
    <style:style style:name="P25" style:family="paragraph" style:parent-style-name="Standard">
      <style:text-properties officeooo:rsid="003b055c" officeooo:paragraph-rsid="003b055c"/>
    </style:style>
    <style:style style:name="P26" style:family="paragraph" style:parent-style-name="Standard">
      <style:text-properties officeooo:rsid="003c050c" officeooo:paragraph-rsid="003c050c"/>
    </style:style>
    <style:style style:name="P27" style:family="paragraph" style:parent-style-name="Standard">
      <style:text-properties officeooo:rsid="0031710a" officeooo:paragraph-rsid="0031710a"/>
    </style:style>
    <style:style style:name="P28" style:family="paragraph" style:parent-style-name="Standard">
      <style:text-properties officeooo:rsid="003c1973" officeooo:paragraph-rsid="003c19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a xlink:type="simple" xlink:href="http://ai.stanford.edu/courses/" text:style-name="Internet_20_link" text:visited-style-name="Visited_20_Internet_20_Link">http://ai.stanford.edu/courses/</text:a> kecheng</text:p>
      <text:p text:style-name="P19"><text:a xlink:type="simple" xlink:href="https://ai.stanford.edu/~drago/Projects/projects.html" text:style-name="Internet_20_link" text:visited-style-name="Visited_20_Internet_20_Link">https://ai.stanford.edu/~drago/Projects/projects.html</text:a></text:p>
      <text:p text:style-name="P27"><text:a xlink:type="simple" xlink:href="http://driving.stanford.edu/papers.html" text:style-name="Internet_20_link" text:visited-style-name="Visited_20_Internet_20_Link">http://driving.stanford.edu/papers.html</text:a></text:p>
      <text:p text:style-name="P28">http://www.aiia.csd.auth.gr/LAB_PROJECTS/MULTIDRONE/AUTH_MULTIDRONE_Dataset.html</text:p>
      <text:p text:style-name="P20"><text:a xlink:type="simple" xlink:href="http://robots.stanford.edu/research.html" text:style-name="Internet_20_link" text:visited-style-name="Visited_20_Internet_20_Link">http://robots.stanford.edu/research.html</text:a></text:p>
      <text:p text:style-name="P21"><text:a xlink:type="simple" xlink:href="http://ai4all.stanford.edu/" text:style-name="Internet_20_link" text:visited-style-name="Visited_20_Internet_20_Link">http://ai4all.stanford.edu/</text:a></text:p>
      <text:p text:style-name="P22"><text:a xlink:type="simple" xlink:href="http://robots.stanford.edu/segbot/" text:style-name="Internet_20_link" text:visited-style-name="Visited_20_Internet_20_Link">http://robots.stanford.edu/segbot/</text:a></text:p>
      <text:p text:style-name="P23"><text:a xlink:type="simple" xlink:href="http://ai.stanford.edu/" text:style-name="Internet_20_link" text:visited-style-name="Visited_20_Internet_20_Link">http://ai.stanford.edu/</text:a></text:p>
      <text:p text:style-name="P24"><text:a xlink:type="simple" xlink:href="http://www.serafimb.org/resources.html" text:style-name="Internet_20_link" text:visited-style-name="Visited_20_Internet_20_Link">http://www.serafimb.org/resources.html</text:a></text:p>
      <text:p text:style-name="P25"><text:a xlink:type="simple" xlink:href="http://www.serafimb.org/resources.html" text:style-name="Internet_20_link" text:visited-style-name="Visited_20_Internet_20_Link">http://www.serafimb.org/resources.html</text:a></text:p>
      <text:p text:style-name="P26">http://www.roboticsproceedings.org/rss13/authors.html</text:p>
      <text:p text:style-name="P1"><text:a xlink:type="simple" xlink:href="https://caspar.ai/properties/" text:style-name="Internet_20_link" text:visited-style-name="Visited_20_Internet_20_Link">https://caspar.ai/properties/</text:a></text:p>
      <text:p text:style-name="P2"><text:a xlink:type="simple" xlink:href="http://www.cs.cornell.edu/~dkm/" text:style-name="Internet_20_link" text:visited-style-name="Visited_20_Internet_20_Link">http://www.cs.cornell.edu/~dkm/</text:a></text:p>
      <text:p text:style-name="P3"><text:a xlink:type="simple" xlink:href="https://sites.google.com/site/repl4nlp2018/" text:style-name="Internet_20_link" text:visited-style-name="Visited_20_Internet_20_Link">https://sites.google.com/site/repl4nlp2018/</text:a></text:p>
      <text:p text:style-name="P4"><text:a xlink:type="simple" xlink:href="https://homes.cs.washington.edu/~yejin/" text:style-name="Internet_20_link" text:visited-style-name="Visited_20_Internet_20_Link">https://homes.cs.washington.edu/~yejin/</text:a></text:p>
      <text:p text:style-name="P4"><text:a xlink:type="simple" xlink:href="https://homes.cs.washington.edu/~yejin/" text:style-name="Internet_20_link" text:visited-style-name="Visited_20_Internet_20_Link">https://homes.cs.washington.edu/~yejin/</text:a></text:p>
      <text:p text:style-name="P4"><text:a xlink:type="simple" xlink:href="http://www.m-mitchell.com/" text:style-name="Internet_20_link" text:visited-style-name="Visited_20_Internet_20_Link">http://www.m-mitchell.com/</text:a></text:p>
      <text:p text:style-name="P4"><text:a xlink:type="simple" xlink:href="https://www.cs.bgu.ac.il/~yoavg/uni/" text:style-name="Internet_20_link" text:visited-style-name="Visited_20_Internet_20_Link">https://www.cs.bgu.ac.il/~yoavg/uni/</text:a></text:p>
      <text:p text:style-name="P4"><text:a xlink:type="simple" xlink:href="https://www.cs.bgu.ac.il/~elhadad/research.html" text:style-name="Internet_20_link" text:visited-style-name="Visited_20_Internet_20_Link">https://www.cs.bgu.ac.il/~elhadad/research.html</text:a></text:p>
      <text:p text:style-name="P4"><text:a xlink:type="simple" xlink:href="http://www.phontron.com/publications.php" text:style-name="Internet_20_link" text:visited-style-name="Visited_20_Internet_20_Link">http://www.phontron.com/publications.php</text:a></text:p>
      <text:p text:style-name="P4"><text:a xlink:type="simple" xlink:href="http://www.phontron.com/publications.php" text:style-name="Internet_20_link" text:visited-style-name="Visited_20_Internet_20_Link">http://www.phontron.com/publications.php</text:a></text:p>
      <text:p text:style-name="P5"><text:a xlink:type="simple" xlink:href="https://ryancotterell.github.io/" text:style-name="Internet_20_link" text:visited-style-name="Visited_20_Internet_20_Link">https://ryancotterell.github.io/</text:a></text:p>
      <text:p text:style-name="P6"><text:a xlink:type="simple" xlink:href="http://ai.ucsd.edu/" text:style-name="Internet_20_link" text:visited-style-name="Visited_20_Internet_20_Link">http://ai.ucsd.edu/</text:a></text:p>
      <text:p text:style-name="P6"><text:a xlink:type="simple" xlink:href="https://research.fb.com/category/facebook-ai-research/" text:style-name="Internet_20_link" text:visited-style-name="Visited_20_Internet_20_Link">https://research.fb.com/category/facebook-ai-research/</text:a></text:p>
      <text:p text:style-name="P7"><text:a xlink:type="simple" xlink:href="http://ozansener.net/publications.html" text:style-name="Internet_20_link" text:visited-style-name="Visited_20_Internet_20_Link">http://ozansener.net/publications.html</text:a></text:p>
      <text:p text:style-name="P7"><text:a xlink:type="simple" xlink:href="http://svl.stanford.edu/publications/" text:style-name="Internet_20_link" text:visited-style-name="Visited_20_Internet_20_Link">http://svl.stanford.edu/publications/</text:a></text:p>
      <text:p text:style-name="P7"><text:a xlink:type="simple" xlink:href="http://svl.stanford.edu/" text:style-name="Internet_20_link" text:visited-style-name="Visited_20_Internet_20_Link">http://svl.stanford.edu/</text:a></text:p>
      <text:p text:style-name="P7"><text:a xlink:type="simple" xlink:href="https://cs.stanford.edu/people/asaxena/media-page.html" text:style-name="Internet_20_link" text:visited-style-name="Visited_20_Internet_20_Link">https://cs.stanford.edu/people/asaxena/media-page.html</text:a></text:p>
      <text:p text:style-name="P8"><text:a xlink:type="simple" xlink:href="http://robobarista.cs.cornell.edu/" text:style-name="Internet_20_link" text:visited-style-name="Visited_20_Internet_20_Link">http://robobarista.cs.cornell.edu/</text:a></text:p>
      <text:p text:style-name="P9"><text:a xlink:type="simple" xlink:href="http://cs.brown.edu/people/stellex/personal_projects/kitchen_project.html" text:style-name="Internet_20_link" text:visited-style-name="Visited_20_Internet_20_Link">http://cs.brown.edu/people/stellex/personal_projects/kitchen_project.html</text:a></text:p>
      <text:p text:style-name="P10"><text:a xlink:type="simple" xlink:href="http://www.cs.cornell.edu/~adith/" text:style-name="Internet_20_link" text:visited-style-name="Visited_20_Internet_20_Link">http://www.cs.cornell.edu/~adith/</text:a></text:p>
      <text:p text:style-name="P11"><text:a xlink:type="simple" xlink:href="http://arl.cs.utah.edu/people/" text:style-name="Internet_20_link" text:visited-style-name="Visited_20_Internet_20_Link">http://arl.cs.utah.edu/people/</text:a></text:p>
      <text:p text:style-name="P11"><text:a xlink:type="simple" xlink:href="http://www.cs.utah.edu/~parcon/projects/index.html" text:style-name="Internet_20_link" text:visited-style-name="Visited_20_Internet_20_Link">http://www.cs.utah.edu/~parcon/projects/index.html</text:a></text:p>
      <text:p text:style-name="P11"><text:a xlink:type="simple" xlink:href="https://www.stanford.edu/list/research/" text:style-name="Internet_20_link" text:visited-style-name="Visited_20_Internet_20_Link">https://www.stanford.edu/list/research/</text:a></text:p>
      <text:p text:style-name="P12"><text:a xlink:type="simple" xlink:href="http://iliad.stanford.edu/" text:style-name="Internet_20_link" text:visited-style-name="Visited_20_Internet_20_Link">http://iliad.stanford.edu/</text:a></text:p>
      <text:p text:style-name="P12"><text:a xlink:type="simple" xlink:href="http://arm.eecs.umich.edu/#software" text:style-name="Internet_20_link" text:visited-style-name="Visited_20_Internet_20_Link">http://arm.eecs.umich.edu/#software</text:a></text:p>
      <text:p text:style-name="P12"><text:a xlink:type="simple" xlink:href="http://openrave.org/docs/latest_stable/" text:style-name="Internet_20_link" text:visited-style-name="Visited_20_Internet_20_Link">http://openrave.org/docs/latest_stable/</text:a></text:p>
      <text:p text:style-name="P12"><text:a xlink:type="simple" xlink:href="https://sourceforge.net/projects/comps/" text:style-name="Internet_20_link" text:visited-style-name="Visited_20_Internet_20_Link">https://sourceforge.net/projects/comps/</text:a></text:p>
      <text:p text:style-name="P12"><text:a xlink:type="simple" xlink:href="https://github.com/UM-ARM-LAB" text:style-name="Internet_20_link" text:visited-style-name="Visited_20_Internet_20_Link">https://github.com/UM-ARM-LAB</text:a></text:p>
      <text:p text:style-name="P12"><text:a xlink:type="simple" xlink:href="http://arc.cs.princeton.edu/" text:style-name="Internet_20_link" text:visited-style-name="Visited_20_Internet_20_Link">http://arc.cs.princeton.edu/</text:a></text:p>
      <text:p text:style-name="P13"><text:a xlink:type="simple" xlink:href="http://amazonpickingchallenge.org/" text:style-name="Internet_20_link" text:visited-style-name="Visited_20_Internet_20_Link">http://amazonpickingchallenge.org/</text:a></text:p>
      <text:p text:style-name="P14"><text:a xlink:type="simple" xlink:href="https://cryosparc.com/" text:style-name="Internet_20_link" text:visited-style-name="Visited_20_Internet_20_Link">https://cryosparc.com/</text:a></text:p>
      <text:p text:style-name="P15"><text:a xlink:type="simple" xlink:href="http://www.research.cs.rutgers.edu/~kanaujia/" text:style-name="Internet_20_link" text:visited-style-name="Visited_20_Internet_20_Link">http://www.research.cs.rutgers.edu/~kanaujia/</text:a></text:p>
      <text:p text:style-name="P16"><text:a xlink:type="simple" xlink:href="http://vision.imar.ro/human3.6m/description.php" text:style-name="Internet_20_link" text:visited-style-name="Visited_20_Internet_20_Link">http://vision.imar.ro/human3.6m/description.php</text:a></text:p>
      <text:p text:style-name="P16"><text:a xlink:type="simple" xlink:href="https://ai.stanford.edu/~drago/Projects/scape/scape.html" text:style-name="Internet_20_link" text:visited-style-name="Visited_20_Internet_20_Link">https://ai.stanford.edu/~drago/Projects/scape/scape.html</text:a></text:p>
      <text:p text:style-name="P16"><text:a xlink:type="simple" xlink:href="https://www.cs.cf.ac.uk/shaperetrieval/shrec14/" text:style-name="Internet_20_link" text:visited-style-name="Visited_20_Internet_20_Link">https://www.cs.cf.ac.uk/shaperetrieval/shrec14/</text:a></text:p>
      <text:p text:style-name="P17"><text:a xlink:type="simple" xlink:href="https://www.cardiff.ac.uk/computer-science/people?emailname=xianfang.sun" text:style-name="Internet_20_link" text:visited-style-name="Visited_20_Internet_20_Link">https://www.cardiff.ac.uk/computer-science/people?emailname=xianfang.sun</text:a></text:p>
      <text:p text:style-name="P17"><text:a xlink:type="simple" xlink:href="http://users.cs.cf.ac.uk/Paul.Rosin/" text:style-name="Internet_20_link" text:visited-style-name="Visited_20_Internet_20_Link">http://users.cs.cf.ac.uk/Paul.Rosin/</text:a></text:p>
      <text:p text:style-name="P17"><text:a xlink:type="simple" xlink:href="https://www.rrm.me.uk/" text:style-name="Internet_20_link" text:visited-style-name="Visited_20_Internet_20_Link">https://www.rrm.me.uk/</text:a></text:p>
      <text:p text:style-name="P17">https://sites.google.com/site/lianzhouhui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9:45:09.870590237</meta:creation-date>
    <dc:date>2019-01-11T18:43:24.844072801</dc:date>
    <meta:editing-duration>PT2H8M37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50" meta:word-count="51" meta:character-count="1970" meta:non-whitespace-character-count="1969"/>
  </office:meta>
</office:document-meta>
</file>